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1in" table:align="center" style:shadow="none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0.7778in"/>
    </style:style>
    <style:style style:name="Table1.C" style:family="table-column">
      <style:table-column-properties style:column-width="0.7201in"/>
    </style:style>
    <style:style style:name="Table1.D" style:family="table-column">
      <style:table-column-properties style:column-width="1.550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2903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tyle="italic" style:font-style-asian="italic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José Mateo’s</text:p>
      <text:p text:style-name="P3">B A L L E T <text:s text:c="2"/>T H E A T R E</text:p>
      <text:p text:style-name="P4">____________________________________________</text:p>
      <text:p text:style-name="P5"/>
      <text:p text:style-name="P1">Young Dancers Program ${g0_firstyear}-${g0_lastyear}</text:p>
      <text:p text:style-name="P1">Student Schedule</text:p>
      <text:p text:style-name="P1"/>
      <text:p text:style-name="P1"/>
      <text:p text:style-name="Standard"/>
      <text:p text:style-name="P6"><text:span text:style-name="T1">Name: </text:span>${g0_firstname} ${g0_lastname}</text:p>
      <text:p text:style-name="P6"><text:span text:style-name="T1">Level:</text:span> ${g0_programname}</text:p>
      <text:p text:style-name="P6"/>
      <text:p text:style-name="P8"><text:span text:style-name="T1"/></text:p>
      <text:p text:style-name="P9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Day of Week</text:p>
          </table:table-cell>
          <table:table-cell table:style-name="Table1.B1" office:value-type="string">
            <text:p text:style-name="P10">From</text:p>
          </table:table-cell>
          <table:table-cell table:style-name="Table1.B1" office:value-type="string">
            <text:p text:style-name="P10">To</text:p>
          </table:table-cell>
          <table:table-cell table:style-name="Table1.D1" office:value-type="string">
            <text:p text:style-name="P10">Location</text:p>
          </table:table-cell>
        </table:table-row>
        <table:table-row table:style-name="Table1.2">
          <table:table-cell table:style-name="Table1.A2" office:value-type="string">
            <text:p text:style-name="Table_20_Contents"><text:script script:language="JOOScript">@table:table-row
[#list rs as item]

@/table:table-row
[/#list]
</text:script>${item.dayofweek_shortname}</text:p>
          </table:table-cell>
          <table:table-cell table:style-name="Table1.B2" office:value-type="string">
            <text:p text:style-name="Table_20_Contents">${item.tstart}</text:p>
          </table:table-cell>
          <table:table-cell table:style-name="Table1.B2" office:value-type="string">
            <text:p text:style-name="Table_20_Contents">${item.tnext}</text:p>
          </table:table-cell>
          <table:table-cell table:style-name="Table1.D2" office:value-type="string">
            <text:p text:style-name="Table_20_Contents">${item.locname}</text:p>
          </table:table-cell>
        </table:table-row>
      </table:table>
      <text:p text:style-name="Standard"/>
      <text:p text:style-name="Standard"/>
      <text:p text:style-name="Standard"/>
      <text:p text:style-name="P7">Classes Begin ${g0_firstdat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7-08-12T00:14:06</dc:date>
    <dc:language>en-US</dc:language>
    <meta:editing-cycles>34</meta:editing-cycles>
    <meta:editing-duration>PT1H12M2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47" meta:character-count="335"/>
  </office:meta>
</office:document-meta>
</file>